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Natálie,</text:p>
      <text:p text:style-name="Normal">v tento den lásky chci z hloubi svého srdce připomenout úžasnou shodu osudů, která nás spojuje. Jako dvě rostlinky modřínu, zakotvené v hluboké zemi keltských mystérií, jsme společně předurčeni k rozkvětu. Naše energie se mísí a podobně, jako těžko uchopitelný vánku, co vane mezi korunami stromů, je i cesta, kam nás naše společné znamení vede, plná objevů a tajemství. Je fascinující, jak, stejně jako ty, i já nacházím ochranu u archanděla Michaela, který nás obklopuje svou pevnou a ochrannou náručí. Tato neviditelná pouta, která nás spojují, mě inspirují a přivádějí do mého života pocit naděje a poslání.</text:p>
      <text:p text:style-name="Normal">Na cestě plné výzev a zkoušek, která před námi stojí, věřím, že naše společné keltské dědictví nám dá sílu to překonat a posunout se vpřed. Tvá neobyčejná schopnost stát se oporou pro ostatní a vést je z krizí, stejně jako moje touha po pravdě a spravedlnosti, bude náš kompas. Večer, kdy se temnota snaží zakrýt hvězdy, naše spojené síly rozsvítí cestu. Kéž by tento Valentýn přinesl novou kapitolu plnou vzájemného porozumění, společných radostí a nekonečného růstu.</text:p>
      <text:p text:style-name="Normal">S úctou a obdivem k tobě a naší společné cestě, co si vo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